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f1c50" officeooo:paragraph-rsid="001f1c5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urn-Path: &lt;Laurent.Mouchard@univ-rouen.fr&gt;</text:p>
      <text:p text:style-name="P1">X-Original-To: bioinfo@sfbi.fr</text:p>
      <text:p text:style-name="P1">Delivered-To: bioinfo@localhost</text:p>
      <text:p text:style-name="P1">Received: from a1.relay.syrhano.net (a1.relay.syrhano.net [193.52.218.20])</text:p>
      <text:p text:style-name="P1"><text:tab/>by asso.crihan.fr (Postfix) with ESMTP id 54D5E26801D</text:p>
      <text:p text:style-name="P1"><text:tab/>for &lt;bioinfo@sfbi.fr&gt;; Sun, <text:s/>7 Dec 2014 18:32:51 +0100 (CET)</text:p>
      <text:p text:style-name="P1">X-IronPort-AV: E=Sophos;i="5.07,533,1413237600"; </text:p>
      <text:p text:style-name="P1"><text:s text:c="3"/>d="scan'208";a="78305920"</text:p>
      <text:p text:style-name="P1">Received: from smtp-out-4.univ-rouen.fr (HELO mailhoc.univ-rouen.fr) ([193.52.152.99])</text:p>
      <text:p text:style-name="P1"><text:s text:c="2"/>by a-mx1.relay.syrhano.net with ESMTP; 07 Dec 2014 18:32:51 +0100</text:p>
      <text:p text:style-name="P1">Received: from [192.168.0.15] (lns-bzn-26-82-254-78-25.adsl.proxad.net [82.254.78.25])</text:p>
      <text:p text:style-name="P1"><text:tab/>(using TLSv1.2 with cipher DHE-RSA-AES128-SHA (128/128 bits))</text:p>
      <text:p text:style-name="P1"><text:tab/>(No client certificate requested)</text:p>
      <text:p text:style-name="P1"><text:tab/>by mailhoc.univ-rouen.fr (Postfix) with ESMTPSA id 50FD325B</text:p>
      <text:p text:style-name="P1"><text:tab/>for &lt;bioinfo@sfbi.fr&gt;; Sun, <text:s/>7 Dec 2014 18:32:50 +0100 (CET)</text:p>
      <text:p text:style-name="P1">Message-ID: &lt;54848F42.5080403@univ-rouen.fr&gt;</text:p>
      <text:p text:style-name="P1">Date: Sun, 07 Dec 2014 18:32:50 +0100</text:p>
      <text:p text:style-name="P1">From: Laurent Mouchard &lt;Laurent.Mouchard@univ-rouen.fr&gt;</text:p>
      <text:p text:style-name="P1">User-Agent: Mozilla/5.0 (Windows NT 6.1; WOW64; rv:31.0) Gecko/20100101 Thunderbird/31.3.0</text:p>
      <text:p text:style-name="P1">MIME-Version: 1.0</text:p>
      <text:p text:style-name="P1">To: bioinfo@sfbi.fr</text:p>
      <text:p text:style-name="P1">Content-Type: text/plain; charset=utf-8; format=flowed</text:p>
      <text:p text:style-name="P1">Content-Transfer-Encoding: 8bit</text:p>
      <text:p text:style-name="P1">Subject: [bioinfo] Postdoctoral Position in String Algorithms for DNA Sequencing</text:p>
      <text:p text:style-name="P1"/>
      <text:p text:style-name="P1">-------- Message transféré --------</text:p>
      <text:p text:style-name="P1">Sujet : <text:tab/>POSTDOCTORAL POSITION IN STRING ALGORITHMS FOR DNA SEQUENCING</text:p>
      <text:p text:style-name="P1">Date : <text:tab/>Sun, 07 Dec 2014 15:26:05 +0100</text:p>
      <text:p text:style-name="P1"/>
      <text:p text:style-name="P1"/>
      <text:p text:style-name="P1"/>
      <text:p text:style-name="P1"/>
      <text:p text:style-name="P1">POSTDOCTORAL POSITION IN STRING <text:span text:style-name="T1">ALGORITHMS</text:span> FOR <text:span text:style-name="T1">DNA SEQUENCING</text:span></text:p>
      <text:p text:style-name="P1"/>
      <text:p text:style-name="P1"/>
      <text:p text:style-name="P1">------------------------------------------------------------------------------------------------------------</text:p>
      <text:p text:style-name="P1"/>
      <text:p text:style-name="P1"/>
      <text:p text:style-name="P1">Dear Colleague,</text:p>
      <text:p text:style-name="P1"/>
      <text:p text:style-name="P1">I am looking for a postdoc to work on algorithms and <text:span text:style-name="T1">software</text:span> for a</text:p>
      <text:p text:style-name="P1"><text:span text:style-name="T1">next-next-gen assembler </text:span>for <text:span text:style-name="T1">long read sequencers</text:span>.The required attributes</text:p>
      <text:p text:style-name="P1">are:</text:p>
      <text:p text:style-name="P1"/>
      <text:p text:style-name="P1">·Training and expertise in the area of combinatorial algorithms (e.g.</text:p>
      <text:p text:style-name="P1">CPM, WABI, RECOMB)</text:p>
      <text:p text:style-name="P1"/>
      <text:p text:style-name="P1">·Great coding skills in C and an interest in “<text:span text:style-name="T1">algorithm engineering”</text:span></text:p>
      <text:p text:style-name="P1"/>
      <text:p text:style-name="P1">A desirable additional factor would be direct experience with DNA</text:p>
      <text:p text:style-name="P1">sequence assembly algorithms.</text:p>
      <text:p text:style-name="P1"/>
      <text:p text:style-name="P1">Mygroup is at the Max-Planck Institute for Molecular Biology and</text:p>
      <text:p text:style-name="P1">Genetics in Dresden, Germany.It is primarily an <text:span text:style-name="T1">interdisciplinary</text:span></text:p>
      <text:p text:style-name="P1">algorithms/software team with a smaller subgroup that builds novel</text:p>
      <text:p text:style-name="P1"><text:soft-page-break/><text:span text:style-name="T1">microscopes</text:span>.See Myers Lab Homepage&lt;http://myerslab.mpi-cbg.de&gt;.</text:p>
      <text:p text:style-name="P1"/>
      <text:p text:style-name="P1">I have two <text:span text:style-name="T1">PacBio</text:span> long read <text:span text:style-name="T1">sequencers</text:span> with which we have already</text:p>
      <text:p text:style-name="P1">produced a significant amount of long read data (600Gbp), and our goal</text:p>
      <text:p text:style-name="P1">is to build a <text:span text:style-name="T1">near-perfect/de novo/</text:span> <text:s/><text:span text:style-name="T1">assembler</text:span> for a variety of targets</text:p>
      <text:p text:style-name="P1">including a 32Gbp genome.To view some of our recent work in this</text:p>
      <text:p text:style-name="P1">specific area one can take a look at the Dazzler Blog</text:p>
      <text:p text:style-name="P1">&lt;http://www.dazzlerblog.wordpress.com&gt;and our recent WABI 2014 Paper</text:p>
      <text:p text:style-name="P1">&lt;http://myerslab.mpi-cbg.de/wp-content/uploads/2014/09/WABI.2014.pdf&gt;</text:p>
      <text:p text:style-name="P1"/>
      <text:p text:style-name="P1">The position is available immediately.The prospective candidate should</text:p>
      <text:p text:style-name="P1">send a CV and the name and e-mail contacts for 3 references to</text:p>
      <text:p text:style-name="P1">myers@mpi-cbg.de <text:s/>&lt;mailto:myers@mpi-cbg.de&gt;.</text:p>
      <text:p text:style-name="P1"/>
      <text:p text:style-name="P1">Sincerely,</text:p>
      <text:p text:style-name="P1"/>
      <text:p text:style-name="P1">Gene Myers</text:p>
      <text:p text:style-name="P1"/>
      <text:p text:style-name="P1">Director, Tschira Chair for Systems Biology</text:p>
      <text:p text:style-name="P1"/>
      <text:p text:style-name="P1">MPI for Molecular Cell Biology and Genetic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5T17:03:39.857315255</dc:date>
    <meta:editing-duration>PT1M33S</meta:editing-duration>
    <meta:editing-cycles>1</meta:editing-cycles>
    <meta:document-statistic meta:table-count="0" meta:image-count="0" meta:object-count="0" meta:page-count="2" meta:paragraph-count="56" meta:word-count="348" meta:character-count="2975" meta:non-whitespace-character-count="2665"/>
    <meta:generator>LibreOffice/4.4.5.2$Linux_X86_64 LibreOffice_project/40m0$Build-2</meta:generator>
  </office:meta>
</office:document-meta>
</file>